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Ebrima" svg:font-family="Ebri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181in" fo:margin-left="0.0125in" fo:margin-right="0.0194in" table:align="margins"/>
    </style:style>
    <style:style style:name="Table1.A" style:family="table-column">
      <style:table-column-properties style:column-width="0.9722in" style:rel-column-width="1400*"/>
    </style:style>
    <style:style style:name="Table1.B" style:family="table-column">
      <style:table-column-properties style:column-width="0.5292in" style:rel-column-width="762*"/>
    </style:style>
    <style:style style:name="Table1.A1" style:family="table-cell">
      <style:table-cell-properties style:vertical-align="middle" fo:background-color="#000000"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3.2917in" fo:margin-left="0.1771in" fo:margin-right="0.1813in" table:align="margins"/>
    </style:style>
    <style:style style:name="Table2.A" style:family="table-column">
      <style:table-column-properties style:column-width="0.5486in" style:rel-column-width="10922*"/>
    </style:style>
    <style:style style:name="Table2.F" style:family="table-column">
      <style:table-column-properties style:column-width="0.5486in" style:rel-column-width="10925*"/>
    </style:style>
    <style:style style:name="Table2.A1" style:family="table-cell">
      <style:table-cell-properties style:vertical-align="middle" fo:background-color="#000000" fo:padding="0.0194in" fo:border="none">
        <style:background-image/>
      </style:table-cell-properties>
    </style:style>
    <style:style style:name="Table2.A2" style:family="table-cell">
      <style:table-cell-properties style:vertical-align="middle" fo:padding="0.0194in" fo:border="none"/>
    </style:style>
    <style:style style:name="P1" style:family="paragraph" style:parent-style-name="Text_20_body">
      <style:paragraph-properties fo:text-align="justify" style:justify-single-word="false"/>
      <style:text-properties style:font-name="Ebrima"/>
    </style:style>
    <style:style style:name="P2" style:family="paragraph" style:parent-style-name="Text_20_body">
      <style:paragraph-properties fo:text-align="justify" style:justify-single-word="false"/>
      <style:text-properties style:font-name="Ebrima" fo:font-size="10pt" style:font-size-asian="10pt" style:font-size-complex="10pt"/>
    </style:style>
    <style:style style:name="P3" style:family="paragraph" style:parent-style-name="Text_20_body">
      <style:paragraph-properties fo:text-align="center" style:justify-single-word="false"/>
      <style:text-properties style:font-name="Ebrima" fo:font-size="10pt" style:font-size-asian="10pt" style:font-size-complex="10pt"/>
    </style:style>
    <style:style style:name="P4" style:family="paragraph" style:parent-style-name="Text_20_body">
      <style:paragraph-properties fo:text-align="justify" style:justify-single-word="false"/>
      <style:text-properties style:font-name="Ebrima" fo:font-size="10pt" fo:font-weight="bold" style:font-size-asian="10pt" style:font-weight-asian="bold" style:font-size-complex="10pt" style:font-weight-complex="bold"/>
    </style:style>
    <style:style style:name="P5" style:family="paragraph" style:parent-style-name="Text_20_body">
      <style:paragraph-properties fo:text-align="center" style:justify-single-word="false"/>
      <style:text-properties style:font-name="Ebrima" fo:font-size="10pt" fo:font-weight="bold" style:font-size-asian="10pt" style:font-weight-asian="bold" style:font-size-complex="10pt" style:font-weight-complex="bold"/>
    </style:style>
    <style:style style:name="P6" style:family="paragraph" style:parent-style-name="Text_20_body">
      <style:paragraph-properties fo:text-align="center" style:justify-single-word="false"/>
      <style:text-properties style:font-name="Ebrima"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Text_20_body">
      <style:paragraph-properties fo:text-align="justify" style:justify-single-word="false"/>
      <style:text-properties style:font-name="Ebrima" fo:font-size="10pt" fo:font-weight="normal" fo:background-color="transparent" style:font-size-asian="10pt" style:font-size-complex="10pt"/>
    </style:style>
    <style:style style:name="P8" style:family="paragraph" style:parent-style-name="Text_20_body">
      <style:paragraph-properties fo:text-align="justify" style:justify-single-word="false"/>
      <style:text-properties style:font-name="Ebrima" fo:font-size="10pt" fo:font-weight="normal" fo:background-color="transparent" style:font-size-asian="10pt" style:font-weight-asian="normal" style:font-size-complex="10pt" style:font-weight-complex="normal"/>
    </style:style>
    <style:style style:name="P9" style:family="paragraph" style:parent-style-name="Text_20_body">
      <style:paragraph-properties fo:text-align="justify" style:justify-single-word="false"/>
      <style:text-properties style:font-name="Ebrima" fo:font-size="10pt" fo:font-style="italic" fo:font-weight="normal" fo:background-color="transparent" style:font-size-asian="10pt" style:font-style-asian="italic" style:font-weight-asian="normal" style:font-size-complex="10pt" style:font-style-complex="italic" style:font-weight-complex="normal"/>
    </style:style>
    <style:style style:name="P10" style:family="paragraph" style:parent-style-name="Text_20_body">
      <style:paragraph-properties fo:text-align="justify" style:justify-single-word="false"/>
      <style:text-properties style:font-name="Ebrima" fo:font-size="10pt" fo:background-color="transparent" style:font-size-asian="10pt" style:font-size-complex="10pt"/>
    </style:style>
    <style:style style:name="P11" style:family="paragraph" style:parent-style-name="Text_20_body">
      <style:paragraph-properties fo:text-align="justify" style:justify-single-word="false"/>
      <style:text-properties fo:font-variant="normal" fo:text-transform="none" fo:color="#000000" style:text-line-through-style="none" style:font-name="Ebrima" fo:font-size="10pt" fo:font-style="normal" style:text-underline-style="none" style:text-blinking="false" fo:background-color="transparent" style:font-size-asian="10pt" style:font-size-complex="10pt"/>
    </style:style>
    <style:style style:name="P12" style:family="paragraph" style:parent-style-name="Text_20_body">
      <style:paragraph-properties fo:text-align="justify" style:justify-single-word="false"/>
      <style:text-properties fo:font-variant="normal" fo:text-transform="none" fo:color="#000000" style:text-line-through-style="none" style:font-name="Ebrima" fo:font-size="10pt" fo:font-style="normal" style:text-underline-style="none" fo:font-weight="bold" style:text-blinking="false" fo:background-color="transparent" style:font-size-asian="10pt" style:font-size-complex="10pt"/>
    </style:style>
    <style:style style:name="P13" style:family="paragraph" style:parent-style-name="Text_20_body">
      <style:paragraph-properties fo:text-align="justify" style:justify-single-word="false"/>
      <style:text-properties fo:font-variant="normal" fo:text-transform="none" fo:color="#000000" style:text-line-through-style="none" style:font-name="Ebrima" fo:font-size="10pt" fo:font-style="normal" style:text-underline-style="none" fo:font-weight="bold" style:text-blinking="false" fo:background-color="transparent" style:font-size-asian="10pt" style:font-weight-asian="bold" style:font-size-complex="10pt" style:font-weight-complex="bold"/>
    </style:style>
    <style:style style:name="P14" style:family="paragraph" style:parent-style-name="Text_20_body">
      <style:paragraph-properties fo:text-align="justify" style:justify-single-word="false"/>
      <style:text-properties fo:font-variant="normal" fo:text-transform="none" fo:color="#000000" style:text-line-through-style="none" style:font-name="Ebrima" fo:font-size="10pt" fo:font-style="normal" style:text-underline-style="none" fo:font-weight="normal" style:text-blinking="false" fo:background-color="transparent" style:font-size-asian="10pt" style:font-size-complex="10pt"/>
    </style:style>
    <style:style style:name="P15" style:family="paragraph" style:parent-style-name="Text_20_body">
      <style:paragraph-properties fo:text-align="justify" style:justify-single-word="false"/>
      <style:text-properties fo:font-variant="normal" fo:text-transform="none" fo:color="#000000" style:text-line-through-style="none" style:font-name="Ebrima" fo:font-size="10pt" fo:font-style="normal" style:text-underline-style="none" fo:font-weight="normal" style:text-blinking="false" fo:background-color="transparent" style:font-size-asian="10pt" style:font-weight-asian="normal" style:font-size-complex="10pt"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fo:break-before="column"/>
      <style:text-properties style:font-name="Ebrima" fo:font-size="10pt" style:font-size-asian="10pt" style:font-size-complex="10pt"/>
    </style:style>
    <style:style style:name="P18" style:family="paragraph" style:parent-style-name="Text_20_body">
      <style:paragraph-properties fo:text-align="center" style:justify-single-word="false" fo:break-before="column"/>
      <style:text-properties style:font-name="Ebrima"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Text_20_body">
      <style:paragraph-properties fo:text-align="justify" style:justify-single-word="false" fo:break-before="column"/>
      <style:text-properties style:font-name="Ebrima" fo:font-size="10pt" fo:font-weight="bold" style:font-size-asian="10pt" style:font-weight-asian="bold" style:font-size-complex="10pt" style:font-weight-complex="bold"/>
    </style:style>
    <style:style style:name="P20" style:family="paragraph" style:parent-style-name="Text_20_body">
      <style:paragraph-properties fo:text-align="justify" style:justify-single-word="false" fo:break-before="column"/>
      <style:text-properties fo:font-variant="normal" fo:text-transform="none" fo:color="#000000" style:text-line-through-style="none" style:font-name="Ebrima" fo:font-size="10pt" fo:font-style="normal" style:text-underline-style="none" style:text-blinking="false" fo:background-color="transparent" style:font-size-asian="10pt" style:font-size-complex="10pt"/>
    </style:style>
    <style:style style:name="P21" style:family="paragraph" style:parent-style-name="Text_20_body">
      <style:paragraph-properties fo:text-align="justify" style:justify-single-word="false"/>
      <style:text-properties style:font-name="Ebrima" fo:font-size="10pt" style:font-size-asian="10pt" style:font-size-complex="10pt"/>
    </style:style>
    <style:style style:name="P22" style:family="paragraph" style:parent-style-name="Text_20_body" style:list-style-name="L1">
      <style:paragraph-properties fo:text-align="justify" style:justify-single-word="false"/>
      <style:text-properties style:font-name="Ebrima" fo:font-size="10pt" style:font-size-asian="10pt" style:font-size-complex="10pt"/>
    </style:style>
    <style:style style:name="P23" style:family="paragraph" style:parent-style-name="Text_20_body" style:list-style-name="L3">
      <style:paragraph-properties fo:text-align="justify" style:justify-single-word="false"/>
      <style:text-properties style:font-name="Ebrima" fo:font-size="10pt" style:font-size-asian="10pt" style:font-size-complex="10pt"/>
    </style:style>
    <style:style style:name="P24" style:family="paragraph" style:parent-style-name="Text_20_body" style:list-style-name="L2">
      <style:paragraph-properties fo:margin-top="0in" fo:margin-bottom="0.0835in" fo:text-align="justify" style:justify-single-word="false"/>
      <style:text-properties style:font-name="Ebrima" fo:font-size="10pt" style:font-size-asian="10pt" style:font-size-complex="10pt"/>
    </style:style>
    <style:style style:name="P25" style:family="paragraph" style:parent-style-name="Heading_20_1">
      <style:paragraph-properties fo:text-align="center" style:justify-single-word="false"/>
      <style:text-properties style:font-name="Ebrima" fo:font-size="20pt" style:font-size-asian="20pt" style:font-size-complex="20pt"/>
    </style:style>
    <style:style style:name="P26" style:family="paragraph" style:parent-style-name="Heading_20_3">
      <style:paragraph-properties fo:text-align="justify" style:justify-single-word="false"/>
      <style:text-properties style:font-name="Ebrima"/>
    </style:style>
    <style:style style:name="P27" style:family="paragraph" style:parent-style-name="Heading_20_3">
      <style:paragraph-properties fo:break-before="column"/>
      <style:text-properties style:font-name="Ebrima"/>
    </style:style>
    <style:style style:name="P28" style:family="paragraph" style:parent-style-name="Heading_20_3">
      <style:paragraph-properties fo:text-align="justify" style:justify-single-word="false" fo:break-before="column"/>
      <style:text-properties style:font-name="Ebrima"/>
    </style:style>
    <style:style style:name="P29" style:family="paragraph" style:parent-style-name="Heading_20_3">
      <style:paragraph-properties fo:break-before="page"/>
    </style:style>
    <style:style style:name="T1" style:family="text">
      <style:text-properties fo:background-color="transparent"/>
    </style:style>
    <style:style style:name="T2" style:family="text">
      <style:text-properties fo:font-weight="bold"/>
    </style:style>
    <style:style style:name="T3" style:family="text">
      <style:text-properties fo:font-weight="bold" fo:background-color="transparent"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fo:background-color="transparent"/>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4" style:family="text">
      <style:text-properties fo:font-variant="normal" fo:text-transform="none" fo:color="#000000" style:text-line-through-style="none" fo:font-style="italic" style:text-underline-style="none" style:text-blinking="false" fo:background-color="transparent"/>
    </style:style>
    <style:style style:name="T15" style:family="text">
      <style:text-properties fo:font-variant="normal" fo:text-transform="none" fo:color="#000000" style:text-line-through-style="none" style:font-name="Ebrima" fo:font-size="10pt" fo:font-style="normal" style:text-underline-style="none" fo:font-weight="bold" style:text-blinking="false" fo:background-color="transparent" style:font-size-asian="10pt" style:font-weight-asian="bold" style:font-size-complex="10pt" style:font-weight-complex="bold"/>
    </style:style>
    <style:style style:name="T16" style:family="text">
      <style:text-properties fo:font-variant="normal" fo:text-transform="none" fo:color="#000000" style:text-line-through-style="none" style:font-name="Ebrima" fo:font-size="10pt" fo:font-style="normal" style:text-underline-style="none" fo:font-weight="normal" style:text-blinking="false" fo:background-color="transparent" style:font-size-asian="10pt" style:font-weight-asian="normal" style:font-size-complex="10pt" style:font-weight-complex="normal"/>
    </style:style>
    <style:style style:name="T17" style:family="text">
      <style:text-properties style:text-underline-style="solid" style:text-underline-width="auto" style:text-underline-color="font-color" fo:font-weight="normal" fo:background-color="transparent"/>
    </style:style>
    <style:style style:name="T18" style:family="text">
      <style:text-properties style:text-underline-style="solid" style:text-underline-width="auto" style:text-underline-color="font-color" fo:background-color="transparent"/>
    </style:style>
    <style:style style:name="T19" style:family="text">
      <style:text-properties fo:font-style="italic" fo:font-weight="normal" fo:background-color="transparen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ekton ZZ: Character Creation</text:h>
      <text:p text:style-name="P1"/>
      <text:section text:style-name="Sect1" text:name="Section1">
        <text:h text:style-name="P26" text:outline-level="3">Overview</text:h>
        <text:p text:style-name="P2">Mekton ZZ is based on the concept of <text:span text:style-name="T4">Cinematic Roleplaying</text:span> – characters are not differentiated so much by their mechanics as they are by their background and personality. A unit in Mekton is a simple list of Stats, Sub-Stats, and Skills – what makes them a character is their background, their reputations, and the person playing them.</text:p>
        <text:h text:style-name="P26" text:outline-level="3">Step 1: Concept and Lifepath.</text:h>
        <text:p text:style-name="P2">Before writing down any numbers for character creation, go over your character concepts with the group and with the Gamemaster. Try to make sure to come up with ideas that don't overlap too hard with each other: each character should have a strongly defined archetype that defines them and sets them apart from the others in the group.</text:p>
        <text:p text:style-name="P2">Once concepts are decided upon, the GM will use the Mekton Z book to run you through your character's Lifepath which helps to flesh out your character's background and past. You can write the results of your Lifepath on the back of your character sheet, or write them up as a short story if you wish.</text:p>
        <text:p text:style-name="P2"/>
        <text:p text:style-name="P2">Keep your Concept and Lifepath in mind as you go through the following steps.</text:p>
        <text:h text:style-name="P26" text:outline-level="3"/>
        <text:h text:style-name="P28" text:outline-level="3">Step 2: Abilities</text:h>
        <text:p text:style-name="P2">Characters have <text:span text:style-name="T4">40 points</text:span> to spend in seven different Ability scores. Each Ability score may have a value from 2 to 10. An average ability score is between 5 or 6.</text:p>
        <text:p text:style-name="P2"/>
        <text:p text:style-name="P2"><text:span text:style-name="T3">Body Type:</text:span><text:span text:style-name="T1"> </text:span><text:span text:style-name="T5">A character's Body Type (BODY) score is a rough estimate of their physical fitness, size, and toughness. Characters with high BODY are fit, strong, and powerful. Characters with low BODY are weak, out-of-shape, and sickly.</text:span></text:p>
        <text:p text:style-name="P2"><text:span text:style-name="T3">Cool: </text:span><text:span text:style-name="T5">A character's Cool (COOL) score determines how well they hold up under pressure, as well as general charisma. Characters with high COOL are sophisticated, willfull, and. . . well, "cool." Characters with low COOL are weak-willed, cowardly, and. . . "uncool."</text:span></text:p>
        <text:p text:style-name="P2"><text:span text:style-name="T3">Empathy: </text:span><text:span text:style-name="T5">A character's Empathy (EMP) score measures their likeability and ability to relate to others. Characters with high EMP are relatable, likeable, and sympathetic. Characters with low EMP are abrasive, awkward, and unlikeable.</text:span></text:p>
        <text:p text:style-name="P2"><text:span text:style-name="T3">Intelligence: </text:span><text:span text:style-name="T5">A character's Intelligence (INT) score measures their smarts, whether from book-learning or street wisdom. Characters with high INT are witty, educated, and cunning. Characters with low INT are dumb, naive, and uneducated.</text:span></text:p>
        <text:p text:style-name="P2"><text:span text:style-name="T3">Reflexes:</text:span><text:span text:style-name="T1"> </text:span><text:span text:style-name="T5">A character's Reflexes (REF) score is a measure of their agility and quick-wittedness. Characters with high REF are alert, twitchy, and coordinated. Characters with low REF are clumsy, awkward, and shaky.</text:span></text:p>
        <text:p text:style-name="P2"><text:span text:style-name="T3">Speed: </text:span><text:span text:style-name="T5">A character's Speed (SPD) score is a measure of how quickly they can move. This stat is primarily used to determine a character's Move Allowance (MA), which determines how quickly they can run and how far they can jump.</text:span></text:p>
        <text:p text:style-name="P2"><text:span text:style-name="T3">Luck: </text:span><text:span text:style-name="T5">Some characters just have an intangible "something" that lets them survive and thrive even when the chips are down. Luck (LUCK) primarily determines your Edge (EDGE) which allows you to alter die rolls in your favor.</text:span></text:p>
        <text:h text:style-name="P26" text:outline-level="3"/>
        <text:h text:style-name="P28" text:outline-level="3"><text:soft-page-break/>Step 3: Sub-Stats</text:h>
        <text:p text:style-name="P4">Hit Points:</text:p>
        <text:p text:style-name="P2">Characters in Mekton ZZ have separate hit point pools based on body location. Find the character's BODY score on the table below and write down the character's Toughness Score.</text:p>
        <text:p text:style-name="P2"/>
        <table:table table:name="Table1" table:style-name="Table1">
          <table:table-column table:style-name="Table1.A"/>
          <table:table-column table:style-name="Table1.B" table:number-columns-repeated="5"/>
          <table:table-row>
            <table:table-cell table:style-name="Table1.A1" office:value-type="string">
              <text:p text:style-name="P5">BODY</text:p>
            </table:table-cell>
            <table:table-cell table:style-name="Table1.A1" office:value-type="string">
              <text:p text:style-name="P5">2</text:p>
            </table:table-cell>
            <table:table-cell table:style-name="Table1.A1" office:value-type="string">
              <text:p text:style-name="P5">3 – 4</text:p>
            </table:table-cell>
            <table:table-cell table:style-name="Table1.A1" office:value-type="string">
              <text:p text:style-name="P5">5 – 7</text:p>
            </table:table-cell>
            <table:table-cell table:style-name="Table1.A1" office:value-type="string">
              <text:p text:style-name="P5">8 – 9</text:p>
            </table:table-cell>
            <table:table-cell table:style-name="Table1.A1" office:value-type="string">
              <text:p text:style-name="P5">10</text:p>
            </table:table-cell>
          </table:table-row>
          <table:table-row>
            <table:table-cell table:style-name="Table1.A2" office:value-type="string">
              <text:p text:style-name="P5">Toughness</text:p>
            </table:table-cell>
            <table:table-cell table:style-name="Table1.A2" office:value-type="string">
              <text:p text:style-name="P3">3 hits</text:p>
            </table:table-cell>
            <table:table-cell table:style-name="Table1.A2" office:value-type="string">
              <text:p text:style-name="P3">4 hits</text:p>
            </table:table-cell>
            <table:table-cell table:style-name="Table1.A2" office:value-type="string">
              <text:p text:style-name="P3">5 hits</text:p>
            </table:table-cell>
            <table:table-cell table:style-name="Table1.A2" office:value-type="string">
              <text:p text:style-name="P3">6 hits</text:p>
            </table:table-cell>
            <table:table-cell table:style-name="Table1.A2" office:value-type="string">
              <text:p text:style-name="P3">7 hits</text:p>
            </table:table-cell>
          </table:table-row>
        </table:table>
        <text:p text:style-name="P2"/>
        <text:p text:style-name="P4">Strength:</text:p>
        <text:p text:style-name="P2">A character's Strength stats are also based on their BODY score, which determines their ability to lift, throw, and carry heavy objects (as well as the force of their hand-to-hand attacks).</text:p>
        <text:p text:style-name="P2"/>
        <table:table table:name="Table2" table:style-name="Table2">
          <table:table-column table:style-name="Table2.A" table:number-columns-repeated="5"/>
          <table:table-column table:style-name="Table2.F"/>
          <table:table-row>
            <table:table-cell table:style-name="Table2.A1" office:value-type="string">
              <text:p text:style-name="P5">BODY</text:p>
            </table:table-cell>
            <table:table-cell table:style-name="Table2.A1" office:value-type="string">
              <text:p text:style-name="P5">2</text:p>
            </table:table-cell>
            <table:table-cell table:style-name="Table2.A1" office:value-type="string">
              <text:p text:style-name="P5">3 – 4</text:p>
            </table:table-cell>
            <table:table-cell table:style-name="Table2.A1" office:value-type="string">
              <text:p text:style-name="P5">5 – 7</text:p>
            </table:table-cell>
            <table:table-cell table:style-name="Table2.A1" office:value-type="string">
              <text:p text:style-name="P5">8 – 9</text:p>
            </table:table-cell>
            <table:table-cell table:style-name="Table2.A1" office:value-type="string">
              <text:p text:style-name="P5">10</text:p>
            </table:table-cell>
          </table:table-row>
          <table:table-row>
            <table:table-cell table:style-name="Table2.A2" office:value-type="string">
              <text:p text:style-name="P5">Lift</text:p>
            </table:table-cell>
            <table:table-cell table:style-name="Table2.A2" office:value-type="string">
              <text:p text:style-name="P3">20kg</text:p>
            </table:table-cell>
            <table:table-cell table:style-name="Table2.A2" office:value-type="string">
              <text:p text:style-name="P3">40kg</text:p>
            </table:table-cell>
            <table:table-cell table:style-name="Table2.A2" office:value-type="string">
              <text:p text:style-name="P3">60kg</text:p>
            </table:table-cell>
            <table:table-cell table:style-name="Table2.A2" office:value-type="string">
              <text:p text:style-name="P3">90kg</text:p>
            </table:table-cell>
            <table:table-cell table:style-name="Table2.A2" office:value-type="string">
              <text:p text:style-name="P3">120kg</text:p>
            </table:table-cell>
          </table:table-row>
          <table:table-row>
            <table:table-cell table:style-name="Table2.A2" office:value-type="string">
              <text:p text:style-name="P5">Throw</text:p>
            </table:table-cell>
            <table:table-cell table:style-name="Table2.A2" office:value-type="string">
              <text:p text:style-name="P3">6m</text:p>
            </table:table-cell>
            <table:table-cell table:style-name="Table2.A2" office:value-type="string">
              <text:p text:style-name="P3">12m</text:p>
            </table:table-cell>
            <table:table-cell table:style-name="Table2.A2" office:value-type="string">
              <text:p text:style-name="P3">20m</text:p>
            </table:table-cell>
            <table:table-cell table:style-name="Table2.A2" office:value-type="string">
              <text:p text:style-name="P3">26m</text:p>
            </table:table-cell>
            <table:table-cell table:style-name="Table2.A2" office:value-type="string">
              <text:p text:style-name="P3">30m</text:p>
            </table:table-cell>
          </table:table-row>
          <table:table-row>
            <table:table-cell table:style-name="Table2.A2" office:value-type="string">
              <text:p text:style-name="P5">DMG</text:p>
            </table:table-cell>
            <table:table-cell table:style-name="Table2.A2" office:value-type="string">
              <text:p text:style-name="P3">-2</text:p>
            </table:table-cell>
            <table:table-cell table:style-name="Table2.A2" office:value-type="string">
              <text:p text:style-name="P3">-1</text:p>
            </table:table-cell>
            <table:table-cell table:style-name="Table2.A2" office:value-type="string">
              <text:p text:style-name="P3">+0</text:p>
            </table:table-cell>
            <table:table-cell table:style-name="Table2.A2" office:value-type="string">
              <text:p text:style-name="P3">+1</text:p>
            </table:table-cell>
            <table:table-cell table:style-name="Table2.A2" office:value-type="string">
              <text:p text:style-name="P3">+2</text:p>
            </table:table-cell>
          </table:table-row>
          <table:table-row>
            <table:table-cell table:style-name="Table2.A2" office:value-type="string">
              <text:p text:style-name="P5">EV</text:p>
            </table:table-cell>
            <table:table-cell table:style-name="Table2.A2" office:value-type="string">
              <text:p text:style-name="P3">2</text:p>
            </table:table-cell>
            <table:table-cell table:style-name="Table2.A2" office:value-type="string">
              <text:p text:style-name="P3">2</text:p>
            </table:table-cell>
            <table:table-cell table:style-name="Table2.A2" office:value-type="string">
              <text:p text:style-name="P3">4</text:p>
            </table:table-cell>
            <table:table-cell table:style-name="Table2.A2" office:value-type="string">
              <text:p text:style-name="P3">6</text:p>
            </table:table-cell>
            <table:table-cell table:style-name="Table2.A2" office:value-type="string">
              <text:p text:style-name="P3">8</text:p>
            </table:table-cell>
          </table:table-row>
        </table:table>
        <text:p text:style-name="P2"/>
        <text:list xml:id="list4049308477758682757" text:style-name="L1">
          <text:list-item>
            <text:p text:style-name="P22"><text:span text:style-name="T17">Lift:</text:span><text:span text:style-name="T1"> </text:span><text:span text:style-name="T5">The maximum weight a character can easily lift and carry in kilograms. Characters can temporarily lift and hold up to 2x this rating with a successful BODY save.</text:span></text:p>
          </text:list-item>
          <text:list-item>
            <text:p text:style-name="P22"><text:span text:style-name="T17">Throw:</text:span><text:span text:style-name="T1"> </text:span><text:span text:style-name="T5">The maximum distance a character can accurately throw a 1 kg object (such as a hand grenade or ammo magazine).</text:span></text:p>
          </text:list-item>
          <text:list-item>
            <text:p text:style-name="P22"><text:span text:style-name="T17">DMG</text:span><text:span text:style-name="T7">: This</text:span><text:span text:style-name="T5"> modifier is applied to the damage done by the character in hand-to-hand or melee combat. </text:span></text:p>
          </text:list-item>
          <text:list-item>
            <text:p text:style-name="P22"><text:span text:style-name="T17">EV</text:span><text:span text:style-name="T7">: Short</text:span><text:span text:style-name="T5"> for Encumbrance Value, this helps determine how much weight a character can carry before it starts to slow them down. Divide the total weight in kg carried by the character by the EV (round normally) then apply this modifier as a penalty to the character's Walk MA (see below).</text:span></text:p>
          </text:list-item>
        </text:list>
        <text:p text:style-name="P4"/>
        <text:p text:style-name="P19">Stun/Shock:</text:p>
        <text:p text:style-name="P2">A character's Stun/Shock Rating determines how well they can recover from pain, injury, and fear. A character's Stun/Shock Rating is equal to the average of their BODY or COOL scores, rounded up and compared against the following chart:</text:p>
        <text:list xml:id="list8326736353358217212" text:style-name="L2">
          <text:list-item>
            <text:p text:style-name="P24"><text:span text:style-name="T9">2:</text:span><text:span text:style-name="T8"> </text:span><text:span text:style-name="T11">Stun/Shock rating of 4</text:span></text:p>
          </text:list-item>
          <text:list-item>
            <text:p text:style-name="P24"><text:span text:style-name="T9">3-4:</text:span><text:span text:style-name="T8"> </text:span><text:span text:style-name="T11">Stun/Shock rating of 5</text:span></text:p>
          </text:list-item>
          <text:list-item>
            <text:p text:style-name="P24"><text:span text:style-name="T9">5-7:</text:span><text:span text:style-name="T8"> </text:span><text:span text:style-name="T11">Stun/Shock rating of 6</text:span></text:p>
          </text:list-item>
          <text:list-item>
            <text:p text:style-name="P24"><text:span text:style-name="T9">8-9:</text:span><text:span text:style-name="T8"> </text:span><text:span text:style-name="T11">Stun/Shock rating of 7</text:span></text:p>
          </text:list-item>
          <text:list-item>
            <text:p text:style-name="P24"><text:span text:style-name="T9">10:</text:span><text:span text:style-name="T8"> </text:span><text:span text:style-name="T11">Stun/Shock rating of 8</text:span></text:p>
          </text:list-item>
        </text:list>
        <text:p text:style-name="P4"/>
        <text:p text:style-name="P4">Move Allowance:</text:p>
        <text:p text:style-name="P2">Move Allowance determines how far a character can move in combat in meters. A character has three Move Allowances:</text:p>
        <text:list xml:id="list399740424559792345" text:style-name="L3">
          <text:list-item>
            <text:p text:style-name="P23"><text:span text:style-name="T18">Walk:</text:span><text:span text:style-name="T1"> This is the distance a character can move in a combat round while performing other actions. A character's Walking MA is equal to their SPD in meters.</text:span></text:p>
          </text:list-item>
          <text:list-item>
            <text:p text:style-name="P23"><text:span text:style-name="T18">Run:</text:span><text:span text:style-name="T1"> This is the additional distance a character can move in a combat round if they dedicate an action to sprinting. A character's Running MA is equal to 2x their Walk MA.</text:span></text:p>
          </text:list-item>
          <text:list-item>
            <text:p text:style-name="P23"><text:span text:style-name="T18">Jump:</text:span><text:span text:style-name="T1"> This is the distance a character can jump forward from a standing position. A character's Jump MA is equal to their BODY/4 (do not round).</text:span></text:p>
          </text:list-item>
          <text:list-item>
            <text:p text:style-name="P23"><text:span text:style-name="T18">Running Jump:</text:span><text:span text:style-name="T1"> A character's Running Jump distance is equal to the number of hexes they move before the jump. See the Combat and Rules document for more details.</text:span></text:p>
          </text:list-item>
        </text:list>
        <text:p text:style-name="P4">Edge:</text:p>
        <text:p text:style-name="P2">A character begins each Episode with as many Edge tokens as they have points in LUCK. During the episode, a player may spend any number of Edge tokens to change the result of a die they have rolled by 1 for each Edge token spent.</text:p>
        <text:p text:style-name="P2"><text:span text:style-name="T18">Burning Luck</text:span><text:span text:style-name="T1">: </text:span><text:span text:style-name="T5">Once per episode, a character who is out of Edge may choose to permanently reduce their LUCK by 1 in order to get an extra number of Edge tokens equal to their current LUCK score (before the reduction). </text:span></text:p>
        <text:p text:style-name="P7">If the character's LUCK is reduced to 0, they will no longer get Edge tokens: they are now Out of Luck and completely subject to the will of the dice.</text:p>
        <text:h text:style-name="P27" text:outline-level="3"><text:soft-page-break/>Step 3: Skills</text:h>
        <text:p text:style-name="P2">Skills determine a character's knowledge, competence and training. Unlike Abilities, Skill levels range from 0 (Untrained), +1 (Somewhat acquainted) all the way to +10 (Master).</text:p>
        <text:p text:style-name="P2"><text:span text:style-name="T11">Characters have </text:span><text:span text:style-name="T10">20</text:span><text:span text:style-name="T9"> points</text:span><text:span text:style-name="T8"> </text:span><text:span text:style-name="T11">to spend on Skills at character creation. However, they may not purchase any skills at +6 or greater, and they may not purchase any Hard Skills at character creation. </text:span></text:p>
        <text:p text:style-name="P11"/>
        <text:p text:style-name="P2"><text:span text:style-name="T3">Specialized Skills: </text:span><text:span text:style-name="T6">Certain skills require specialized knowledge to use to their fullest: a scientist, for instance, might be familiar with Biology and Chemistry, but not Geology. These skills are indicated with a [] after their name like </text:span><text:span text:style-name="T3">“Expert []”</text:span><text:span text:style-name="T6">.</text:span></text:p>
        <text:p text:style-name="P8">When a Specialized Skill is purchased, the character must choose one Specialization from the list provided (or make up one of their own, with GM permission). If they wish to purchase a different Specialized Skill, they must do so as a separate skill.</text:p>
        <text:p text:style-name="P8"/>
        <text:p text:style-name="P2"><text:span text:style-name="T3">Hard Skill</text:span><text:span text:style-name="T1">: </text:span><text:span text:style-name="T5">Some Skills require advanced training to grasp difficult concepts and techniques. These Skills are marked with an asterisk (*), like </text:span><text:span text:style-name="T3">Mecha Fighting*.</text:span></text:p>
        <text:p text:style-name="P7">A character cannot purchase a Hard Skill at initial character creation, and may not perform any actions listed under that Hard Skill unless they possess the skill.</text:p>
        <text:p text:style-name="P7"/>
        <text:p text:style-name="P4"><text:span text:style-name="T1">Using Skills:</text:span><text:span text:style-name="T6"> The primary way a Skill is used is as a Skill Check. In order to perform a Skill Check, pick an appropriate </text:span><text:span text:style-name="T1">Ability</text:span><text:span text:style-name="T6">, add the character's </text:span><text:span text:style-name="T1">Skill</text:span><text:span text:style-name="T6"> rating and any other modifiers, then roll </text:span><text:span text:style-name="T1">1d10</text:span><text:span text:style-name="T6">. The sum of the character's Ability, Skill, modifiers, and the 1d10 is called the </text:span><text:span text:style-name="T1">Result.</text:span></text:p>
        <text:p text:style-name="P8">Skills are listed with a couple of examples of Abilities they are commonly used with. However, if the player can come up with an argument for why a Skill might use a different Ability, the GM might allow it to happen.</text:p>
        <text:p text:style-name="P9">For more on Skill Checks, see the Combat and Rules document.</text:p>
        <text:p text:style-name="P7"/>
        <text:p text:style-name="P18">Charisma Skills</text:p>
        <text:p text:style-name="P2">Charisma Skills are most commonly used with either COOL or EMP. COOL-based Charisma checks rely on intimidation and confidence, while EMP based Charisma checks rely on likability and empathy.</text:p>
        <text:p text:style-name="P2"><text:span text:style-name="T14">Note:</text:span><text:span text:style-name="T8"> </text:span><text:span text:style-name="T11">There is no "Persuasion" or “Deception” Skill in Mekton ZZ. If you want to convince someone of something, you need to do it through roleplay, by making a good enough argument with your words or fists to convince them to change their mind. You may, however, use Skills to make your arguments more persuasive.</text:span></text:p>
        <text:p text:style-name="P2"/>
        <text:p text:style-name="P2"><text:span text:style-name="T9">Appearance:</text:span><text:span text:style-name="T8"> </text:span><text:span text:style-name="T11">How a character looks is up to the creator: the Appearance skill determines whether or not they know how to use what they have! This Skill covers everything from natural good looks to fashion, grooming, and physical carriage. At +3, a character is notably attractive. At +5 or higher, they are striking enough to turn heads on the street. At +8 or more, the character is a national or world-wide icon of good looks and style.</text:span></text:p>
        <text:p text:style-name="P11"/>
        <text:p text:style-name="P2"><text:span text:style-name="T9">Interrogation:</text:span><text:span text:style-name="T8"> </text:span><text:span text:style-name="T11">This is the skill for drawing out information from others and learning their secrets, as well as the ability to recognize and resist interrogation methods when they are used on you. </text:span><text:span text:style-name="T5">Someone like Mike Wallace of </text:span><text:span text:style-name="T19">60 Minutes</text:span><text:span text:style-name="T1"> </text:span><text:span text:style-name="T5">fame would have had a high Interview rating - he could get even the most powerful people to squirm uncomfortably.</text:span></text:p>
        <text:p text:style-name="P7"/>
        <text:p text:style-name="P2"><text:span text:style-name="T9">Leadership:</text:span><text:span text:style-name="T8"> </text:span><text:span text:style-name="T11">This skill determines a character's ability to lead others and convince them to follow them. COOL-based leaders use intimidation and awe to inspire their troops, while EMP-based leaders rely on charm and trust. At +3, a character can manage a squad or small team. At +5 or higher, they can lead companies, or even entire armies.</text:span><text:span text:style-name="T12"> Leadership also helps to determine how many people can work together to operate a mecha or vehicle.</text:span></text:p>
        <text:p text:style-name="P2"/>
        <text:p text:style-name="P2"><text:span text:style-name="T9">Performance []: </text:span><text:span text:style-name="T11">This skill covers performance art, such as acting, playing musical instruments, or singing. +3 or higher is semi-professional level. At +5 or higher, the character is professional caliber, and could make a full career out of their talent.</text:span></text:p>
        <text:p text:style-name="P7">Examples of specialties for the Perform include: Acting, Musical Instruments, Singing, Stand-up Comedy, or Newscasting.</text:p>
        <text:p text:style-name="P2"/>
        <text:p text:style-name="P12"/>
        <text:p text:style-name="P2"><text:soft-page-break/><text:span text:style-name="T9">Etiquette:</text:span><text:span text:style-name="T8"> </text:span><text:span text:style-name="T11">This is the knowledge of how to act properly in different social situations, like the proper form of address to royalty (or the right time and place to tell that joke about the farmer's daughter and the traveling Mekton salesman).</text:span></text:p>
        <text:p text:style-name="P11"/>
        <text:p text:style-name="P2"><text:span text:style-name="T10">S</text:span><text:span text:style-name="T3">treetwise: </text:span><text:span text:style-name="T5">This covers knowledge of the seamier side of life, from where to get illegal contraband or avoid bad neighborhoods to how not to piss off the mob. Characters with a high rank in this skill could become a major crime lord themselves. . . if they had the right connections.</text:span></text:p>
        <text:p text:style-name="P2"/>
        <text:p text:style-name="P6">Technical Skills</text:p>
        <text:p text:style-name="P2">Technical skills are most commonly used with either INT or REF. INT-based Technical checks rely on the character's education and knowledge base, while REF-based ones rely more on deft hands and quick fingers.</text:p>
        <text:p text:style-name="P2"/>
        <text:p text:style-name="P2"><text:span text:style-name="T9">Artist []:</text:span><text:span text:style-name="T8"> </text:span><text:span text:style-name="T11">This skill covers visual arts, such as sculpture, painting, photography, or film. With a skill of +3, the character can create at a semi-professional level. +5 or higher represents truly professional-level work.</text:span></text:p>
        <text:p text:style-name="P7">Examples of specialties for the Artist skill include: Sculpture, Film, Photography, Painting and Drawing, Musical Composition, and Animation.</text:p>
        <text:p text:style-name="P11"/>
        <text:p text:style-name="P2"><text:span text:style-name="T9">Boating:</text:span><text:span text:style-name="T12"> This covers the operation of waterborne vehicles, such as boats, canoes, ships, and submarines.</text:span></text:p>
        <text:p text:style-name="P14"/>
        <text:p text:style-name="P2"><text:span text:style-name="T9">Driving:</text:span><text:span text:style-name="T12"> This covers the operation of land vehicles, such as cars, motorcycles, and trucks. This excludes Mektons (which fall under Mecha Piloting).</text:span></text:p>
        <text:p text:style-name="P2"/>
        <text:p text:style-name="P2"><text:span text:style-name="T9">First Aid: </text:span><text:span text:style-name="T11">This skill covers dealing with injury or sickness, excluding surgery or other complex medical tasks. With a skill of +3, a character can bind wounds and patch up scrapes. At +5 or higher, they can bandage major wounds, set fractures, and deal with minor bullet wounds.</text:span></text:p>
        <text:p text:style-name="P13"/>
        <text:p text:style-name="P2"><text:span text:style-name="T3">Medicine (*)</text:span><text:span text:style-name="T1">: </text:span><text:span text:style-name="T5">This represents advanced medical training, including diagnosing diseases, performing surgery, and administering medications. Any real-world doctor with an M.D would have this skill at +3 or better. </text:span></text:p>
        <text:p text:style-name="P2"/>
        <text:p text:style-name="P2"/>
        <text:p text:style-name="P2"><text:span text:style-name="T9">Piloting (*):</text:span><text:span text:style-name="T8"> </text:span><text:span text:style-name="T11">This covers the operation of airborne vehicles, such as fixed-wing aircraft and helicopters, as well as space-borne vehicles in settings that have them.</text:span></text:p>
        <text:p text:style-name="P10"/>
        <text:p text:style-name="P2"><text:span text:style-name="T3">Repair: </text:span><text:span text:style-name="T5">This covers on simple repairs such as patching together a severed wire, bypassing a lock or security system, or repairing a broken water pipe. Most lasting repairs require several minutes to carry out, but this skill can also be used to jury-rig broken components together for a temporary fix.</text:span></text:p>
        <text:p text:style-name="P7"/>
        <text:p text:style-name="P4"><text:span text:style-name="T1">Survival:</text:span><text:span text:style-name="T6"> This covers any sort of outdoor survival, from putting up tents to tracking and hunting prey to lighting fires and knowing when not to drink your own pee. +8 or better is Les Stroud territory.</text:span></text:p>
        <text:p text:style-name="P8"/>
        <text:p text:style-name="P2"><text:span text:style-name="T3">Mecha Tech (*): </text:span><text:span text:style-name="T5">Without this skill, the character does not even know where to begin when working with Mektons - the technology is just too cutting-edge for ordinary technicians to understand! This covers both repairing and building mecha, as well as designing new components for them.</text:span></text:p>
        <text:p text:style-name="P7"/>
        <text:p text:style-name="P6">Knowledge Skills</text:p>
        <text:p text:style-name="P2">Knowledge Skills primarily use INT. Knowledge Skills usually represent education and training rather than raw talent or skill.</text:p>
        <text:p text:style-name="P2"/>
        <text:p text:style-name="P2"><text:span text:style-name="T9">Computers:</text:span><text:span text:style-name="T8"> </text:span><text:span text:style-name="T11">This skill covers a character's expertise in operating computer systems and software. At +3, the character can do some light hacking and write reasonably complex programs. +5 or higher is professional-grade programming skill. +8 or higher is Bill Gates-level fame.</text:span></text:p>
        <text:p text:style-name="P12"/>
        <text:p text:style-name="P2"><text:span text:style-name="T9">Education []:</text:span><text:span text:style-name="T8"> </text:span><text:span text:style-name="T11">A character's general knowledge of the world around them, whether learned in a school, through personal study, or hard knocks. +3 represents an education level equal to about middle school: +5 or higher represents graduate-level study.</text:span></text:p>
        <text:p text:style-name="P7">Examples of Skill Specialties include: Chemistry, Biology, Geology (in fact, most of the hard sciences), History, Sociology, Engineering, etc. Basically, most subjects you can "major" in at college count as a specialty.</text:p>
        <text:p text:style-name="P7"/>
        <text:p text:style-name="P7"/>
        <text:p text:style-name="P2"><text:soft-page-break/><text:span text:style-name="T3">Teaching: </text:span><text:span text:style-name="T5">This is the skill of imparting knowledge to others (and if you don't think this is a skill, try it sometime.) Having this skill at +5 or better gives one the teaching ability of a college professor. At +9 or higher, the character is an innovator in the field of education sought out by major institutes of learning.</text:span></text:p>
        <text:p text:style-name="P7"/>
        <text:p text:style-name="P2"><text:span text:style-name="T9">Language []:</text:span><text:span text:style-name="T8"> The ability to use foreign languages. </text:span><text:span text:style-name="T11">At +3, you can read and write the language, as well as speak it somewhat haltingly. At +5, you are quite fluent, though your accent might give you away as a foreigner. At +8 or higher, you not only speak the language like a native speaker, but have gained an understanding of regional and colloquial dialects and can recognize and mimic them.</text:span></text:p>
        <text:p text:style-name="P11"/>
        <text:p text:style-name="P6">Physical Skills</text:p>
        <text:p text:style-name="P2">Most Physical Skills use REF, but BOD is also important for certain types of combat (especially hand-to-hand).</text:p>
        <text:p text:style-name="P2"/>
        <text:p text:style-name="P2"><text:span text:style-name="T9">Athletics:</text:span><text:span text:style-name="T8"> </text:span><text:span text:style-name="T11">Athletics covers things like throwing, balancing, jumping, or climbing: everything that an athlete or soldier would practice or train in. +3 is the level of a new recruit or high-school athlete, +5 or higher is for professional athletes or elite soldiers.</text:span></text:p>
        <text:p text:style-name="P11"/>
        <text:p text:style-name="P2"><text:span text:style-name="T9">Awareness:</text:span><text:span text:style-name="T8"> </text:span><text:span text:style-name="T11">This skill represents how observant a character is, such as spotting clues, detecting lies, or noticing followers. At +3, the character is fairly aware of small but obvious clues or items. At +5 and higher, they can spot more subtle clues and well-hidden objects. </text:span><text:span text:style-name="T12">Use INT when dealing with physical clues, EMP when trying to "read" another person's motivations.</text:span></text:p>
        <text:p text:style-name="P14"/>
        <text:p text:style-name="P2"><text:span text:style-name="T3">Dodge and Escape: </text:span><text:span text:style-name="T5">This improves a character's ability to dodge or evade attacks, and includes training in the effective use of cover. This is also the skill used for things like escaping from handcuffs or making a quick getaway.</text:span></text:p>
        <text:p text:style-name="P7"/>
        <text:p text:style-name="P2"><text:span text:style-name="T3">Shadowing: </text:span><text:span text:style-name="T5">This is the stealth skill, and covers not being seen, spotting people trying not to be seen, and spotting people following you without letting them know you know they're following you. Use INT for spotting ambushes and such, REF for hiding and remaining silent.</text:span></text:p>
        <text:p text:style-name="P12"/>
        <text:p text:style-name="P12"/>
        <text:p text:style-name="P12"/>
        <text:p text:style-name="P2"><text:span text:style-name="T9">Fighting:</text:span><text:span text:style-name="T8"> </text:span><text:span text:style-name="T11">This skill covers close fighting with bare hands and melee weapons. A trained soldier or martial artist would have +3 in this skill, while an expert fighter would have +5 or higher.</text:span></text:p>
        <text:p text:style-name="P15"/>
        <text:p text:style-name="P15"><text:span text:style-name="T2">Pistols:</text:span> This skill covers one-handed firearms, including revolvers and automatics. A trained soldier or police officer might have +3 in this skill, while special forces or SWAT teams would have +5 or higher.</text:p>
        <text:p text:style-name="P15"/>
        <text:p text:style-name="P2"><text:span text:style-name="T9">Rifles:</text:span><text:span text:style-name="T8"> </text:span><text:span text:style-name="T11">This skill covers two-handed firearms, such as rifles, shotguns, or submachineguns. A trained soldier or police officer might have +3 in this skill, while special forces or SWAT teams would have +5 or higher.</text:span></text:p>
        <text:p text:style-name="P14"/>
        <text:p text:style-name="P4"><text:span text:style-name="T11">Heavy Weapons (*):</text:span><text:span text:style-name="T13"> This is the skill for heavy crew-served or explosive weapons, such as machineguns, mortars, rocket launchers, and grenade launchers.</text:span></text:p>
        <text:p text:style-name="P14"/>
        <text:p text:style-name="P6">Mecha Skills</text:p>
        <text:p text:style-name="P2">All Mecha Skills are considered Hard Skills - because Mektons are such a new technology, a character cannot even begin to understand how to use or operate one without specialized training. Most Mecha Skills use REF, but some of them (like Mecha Missiles) will use INT instead.</text:p>
        <text:p text:style-name="P2"/>
        <text:p text:style-name="P2"><text:span text:style-name="T9">Mecha Piloting (*):</text:span><text:span text:style-name="T8"> </text:span><text:span text:style-name="T11">This is the base skill for operating a Mecha. This is also the skill used for evading attacks and carrying out special maneuvers.</text:span></text:p>
        <text:p text:style-name="P14"/>
        <text:p text:style-name="P2"><text:span text:style-name="T9">Mecha Fighting (*): </text:span><text:span text:style-name="T11">This covers all close-in fighting while piloting a mecha, including hand-to-hand or melee weaponry. This is also the skill used for thrown weapons or objects.</text:span></text:p>
        <text:p text:style-name="P2"/>
        <text:p text:style-name="P2"><text:span text:style-name="T9">Mecha Shooting (*):</text:span><text:span text:style-name="T8"> </text:span><text:span text:style-name="T11">The use of direct-fire ranged weapons while in a Mecha, such as cannons, machine guns, or lasers.</text:span></text:p>
        <text:p text:style-name="P11"/>
        <text:p text:style-name="P2"><text:span text:style-name="T3">Mecha Missiles (*)</text:span><text:span text:style-name="T1">: </text:span><text:span text:style-name="T5">This skill specialization covers indirect-fire or guided weapons such as missiles and rockets, and uses INT instead of REF.</text:span></text:p>
        <text:h text:style-name="P29" text:outline-level="3">Step 4: Archetype</text:h>
        <text:p text:style-name="P2">Once you have chosen your character's starting Abilities and Skills, you now have a character who is between 14 to 20 years of age - youthful, full of potential, but not much for experience. Now it's time to make a big decision: Age and Experience, or Youth and Potential?</text:p>
        <text:p text:style-name="P2"/>
        <text:p text:style-name="P4">Veteran: Age and Experience</text:p>
        <text:p text:style-name="P2">Veteran characters start off with more skills than their Rookie counterparts, but also have a lot more history and baggage built up from their pasts. They are slower at improving their skills throughout the course of the Series - after all, it's hard to teach an old dog new tricks. Veterans are best suited for players who want a character with a storied past and plenty of hooks in a detailed background.</text:p>
        <text:p text:style-name="P2">Every two years that a Veteran has lived past age 16 is called one Term - up to age 30 (14 years, or 7 terms). A Veteran can start the game older than 30 years of age: they just don't get the benefits of further Terms, for game balance purposes. For each Term they complete, the Veteran can raise 5 Skills by +1 each - this can exceed the normal +5 limit for starting skills.</text:p>
        <text:p text:style-name="P11"/>
        <text:p text:style-name="P4">Rookie: Youth and Potential</text:p>
        <text:p text:style-name="P2">Rookie characters are fresh-faced youngsters between the ages of 16 and 20. They don't have very much life experience compared to their Veteran counterparts, but they learn faster and don't have the weight of past experience to haunt them. Rookies are best suited for players who want to let their characters develop as the game goes on, rather than having a set idea of who they are at the start.</text:p>
        <text:p text:style-name="P2">Rookies begin the game with 7 extra Skill points: they may spend these wherever they please, but cannot raise any Skills higher than +5 to start or spend more than 2 points on any one Skill. However, they gain IP much faster than Veterans, which puts them at equal or greater footing by the end of a 26 Episode Series.</text:p>
        <text:p text:style-name="P12"/>
        <text:p text:style-name="P11"/>
        <text:p text:style-name="P20">The following two Alternative Archetypes are only allowable with GM permission.</text:p>
        <text:p text:style-name="P11"/>
        <text:p text:style-name="P4">Prodigy: Brilliant, but Narrow-Minded</text:p>
        <text:p text:style-name="P2">Prodigy characters are similar to Rookies, but trade a Rookie's versatility for faster advancement in a much narrower field of study. Prodigies have a single area where they excel, but find it hard to branch out into other areas. Prodigies are best suited for NPCs like scientists and sages, but might be suitable for a character wanting to play one of those types of characters. </text:p>
        <text:p text:style-name="P2">Prodigies begin the game with 5 extra Skill points: these may only be spent on one Skill. This skill is the Prodigy's Expertise, and until the end of the Series, any IP they spend in that Skill counts triple (3x). However, they gain experience at the same rate as Veterans, which means that they advance more slowly than Rookies outside their Expertise.</text:p>
        <text:p text:style-name="P2">Note: A skill with multiple Specialties such as Education or Performance counts as a single skill for the purposes of determining Expertise.</text:p>
        <text:p text:style-name="P2"/>
        <text:p text:style-name="P4">Curiosity: Powerful, but Uncontrollable</text:p>
        <text:p text:style-name="P2">Curiosities have a mysterious element to them that only reveals itself over time. They are best suited for NPCs or players who are willing to trade off some control to the Game Master in exchange for being a pivotal part of the story.</text:p>
        <text:p text:style-name="P2">Curiosities begin the game with 5 extra Skill points, but they may not spend any points on Combat Skills (aside from Athletics) or Mecha Skills. They gain IP at the same rate as Veterans, but throughout the course of the series, the Game Master will grant them additional Skill points or abilities that represent their unique talents growing over time.</text:p>
        <text:p text:style-name="P2"/>
        <text:h text:style-name="P29" text:outline-level="3">Step 5: Reputations</text:h>
        <text:p text:style-name="P2"><text:span text:style-name="T11">The last step in character creation is to choose your Reputations. Reputations are character traits rated from 1 - 10 that take the form of broad statements about how others view your character (</text:span><text:span text:style-name="T14">This Guy Has A Terrible Temper!, Unreliable Hotshot, Shy Little Girl, Crochety Old Man, Tsundere as Hell)</text:span><text:span text:style-name="T11">. You should consult with your GM to create interesting Reputations for your character.</text:span></text:p>
        <text:p text:style-name="P2"/>
        <text:p text:style-name="P2">When meeting someone for the first time, or who is not a regular acquaintance, make a roll on 1d10 for each of your current Reputations. If the roll is equal to or less than the Reputation's rating, the character has heard of your reputation and may react accordingly.</text:p>
        <text:p text:style-name="P2"/>
        <text:p text:style-name="P2">Reputations may rise or fall based on your character's actions during the series: the GM has final say on the matter. To begin with, however, pick one of the following Reputation profiles and assign some starting Reputations:</text:p>
        <text:p text:style-name="P2"/>
        <text:p text:style-name="P12"/>
        <text:p text:style-name="P17"><text:span text:style-name="T9">Notorious:</text:span><text:span text:style-name="T8"> </text:span><text:span text:style-name="T11">The character has done something that they find difficult to live down, except by those who know them well. Pick one Reputation at +7 and a second at +3.</text:span></text:p>
        <text:p text:style-name="P2"/>
        <text:p text:style-name="P2"><text:span text:style-name="T9">Balanced:</text:span><text:span text:style-name="T8"> </text:span><text:span text:style-name="T11">The character is well-known to those around them, but hasn't really gotten the attention of the broader public or their higher-ups. Pick two Reputations at +4 and a third at +2.</text:span></text:p>
        <text:p text:style-name="P2"/>
        <text:p text:style-name="P2"><text:span text:style-name="T9">Scattered:</text:span><text:span text:style-name="T8"> </text:span><text:span text:style-name="T11">The character hasn't really done too much of note, but those who know them well are aware of their complex nature. Pick two Reputations at +3 and two more at +2.</text:span></text:p>
        <text:p text:style-name="P11"/>
        <text:p text:style-name="P16"><text:span text:style-name="T15">Blank Slate:</text:span><text:span text:style-name="T16"> With the GM's permission, you can choose to pick no Reputations at the start of the Series, and have all of your Reputations assigned to you through the course of play. </text:span><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Ebrima" svg:font-family="Ebri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19:42:26.05</meta:creation-date>
    <dc:date>2017-05-14T20:32:23.67</dc:date>
    <meta:editing-duration>PT4H22M3S</meta:editing-duration>
    <meta:editing-cycles>17</meta:editing-cycles>
    <meta:generator>OpenOffice/4.1.2$Win32 OpenOffice.org_project/412m3$Build-9782</meta:generator>
    <meta:document-statistic meta:table-count="2" meta:image-count="0" meta:object-count="0" meta:page-count="7" meta:paragraph-count="163" meta:word-count="3772" meta:character-count="22161"/>
  </office:meta>
</office:document-meta>
</file>